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2484in"/>
    </style:style>
    <style:style style:name="co2" style:family="table-column">
      <style:table-column-properties fo:break-before="auto" style:column-width="2.3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26in"/>
    </style:style>
    <style:style style:name="co5" style:family="table-column">
      <style:table-column-properties fo:break-before="auto" style:column-width="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ongsteds data" table:style-name="ta1">
        <table:shapes>
          <draw:frame draw:z-index="0" draw:style-name="gr1" draw:text-style-name="P1" svg:width="6.289in" svg:height="3.5449in" svg:x="0.3886in" svg:y="3.3988in">
            <draw:object draw:notify-on-update-of-ranges="'kongsteds data'.A2:'kongsteds data'.A12 'kongsteds data'.B2:'kongsteds data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693in" svg:y="0.385in">
            <draw:object draw:notify-on-update-of-ranges="'kongsteds data'.A2:'kongsteds data'.A12 'kongsteds data'.C2:'kongsteds data'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4.972in" svg:y="4.6898in">
            <draw:object draw:notify-on-update-of-ranges="'kongsteds data'.L30:'kongsteds data'.L40 'kongsteds data'.M30:'kongsteds data'.M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in" svg:height="3.5453in" svg:x="14.8512in" svg:y="0.8992in">
            <draw:object draw:notify-on-update-of-ranges="'kongsteds data'.L30:'kongsteds data'.L40 'kongsteds data'.N30:'kongsteds data'.N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lume (ml) Set</text:p>
          </table:table-cell>
          <table:table-cell office:value-type="string" calcext:value-type="string">
            <text:p>Absolute Pressure (Pa) Run #3</text:p>
          </table:table-cell>
          <table:table-cell office:value-type="string" calcext:value-type="string">
            <text:p>linear x axis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.83" calcext:value-type="float">
            <text:p>78.83</text:p>
          </table:table-cell>
          <table:table-cell table:formula="of:=1/[.B2]" office:value-type="float" office:value="0.012685525815045" calcext:value-type="float">
            <text:p>0.012685525815045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6.943" calcext:value-type="float">
            <text:p>86.943</text:p>
          </table:table-cell>
          <table:table-cell table:formula="of:=1/[.B3]" office:value-type="float" office:value="0.0115017885281161" calcext:value-type="float">
            <text:p>0.011501788528116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291" calcext:value-type="float">
            <text:p>95.291</text:p>
          </table:table-cell>
          <table:table-cell table:formula="of:=1/[.B4]" office:value-type="float" office:value="0.0104941704882938" calcext:value-type="float">
            <text:p>0.01049417048829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.341" calcext:value-type="float">
            <text:p>105.341</text:p>
          </table:table-cell>
          <table:table-cell table:formula="of:=1/[.B5]" office:value-type="float" office:value="0.00949297994133338" calcext:value-type="float">
            <text:p>0.009492979941333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.045" calcext:value-type="float">
            <text:p>119.045</text:p>
          </table:table-cell>
          <table:table-cell table:formula="of:=1/[.B6]" office:value-type="float" office:value="0.00840018480406569" calcext:value-type="float">
            <text:p>0.008400184804066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.117" calcext:value-type="float">
            <text:p>135.117</text:p>
          </table:table-cell>
          <table:table-cell table:formula="of:=1/[.B7]" office:value-type="float" office:value="0.00740099321328922" calcext:value-type="float">
            <text:p>0.00740099321328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.808" calcext:value-type="float">
            <text:p>154.808</text:p>
          </table:table-cell>
          <table:table-cell table:formula="of:=1/[.B8]" office:value-type="float" office:value="0.00645961449020722" calcext:value-type="float">
            <text:p>0.006459614490207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6.13" calcext:value-type="float">
            <text:p>186.13</text:p>
          </table:table-cell>
          <table:table-cell table:formula="of:=1/[.B9]" office:value-type="float" office:value="0.00537258905066352" calcext:value-type="float">
            <text:p>0.00537258905066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.242" calcext:value-type="float">
            <text:p>224.242</text:p>
          </table:table-cell>
          <table:table-cell table:formula="of:=1/[.B10]" office:value-type="float" office:value="0.00445946789629061" calcext:value-type="float">
            <text:p>0.00445946789629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2.325" calcext:value-type="float">
            <text:p>302.325</text:p>
          </table:table-cell>
          <table:table-cell table:formula="of:=1/[.B11]" office:value-type="float" office:value="0.00330769866865129" calcext:value-type="float">
            <text:p>0.00330769866865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.695" calcext:value-type="float">
            <text:p>436.695</text:p>
          </table:table-cell>
          <table:table-cell table:formula="of:=1/[.B12]" office:value-type="float" office:value="0.0022899277527794" calcext:value-type="float">
            <text:p>0.002289927752779</text:p>
          </table:table-cell>
          <table:table-cell table:number-columns-repeated="11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p [kPa]</text:p>
          </table:table-cell>
          <table:table-cell office:value-type="string" calcext:value-type="string">
            <text:p>V [mL]</text:p>
          </table:table-cell>
          <table:table-cell office:value-type="string" calcext:value-type="string">
            <text:p>1/V [1/mL]</text:p>
          </table:table-cell>
        </table:table-row>
        <table:table-row table:style-name="ro1">
          <table:table-cell table:number-columns-repeated="11"/>
          <table:table-cell office:value-type="float" office:value="78.83" calcext:value-type="float">
            <text:p>78.83</text:p>
          </table:table-cell>
          <table:table-cell office:value-type="float" office:value="60" calcext:value-type="float">
            <text:p>60</text:p>
          </table:table-cell>
          <table:table-cell table:formula="of:=1/[.M30]" office:value-type="float" office:value="0.0166666666666667" calcext:value-type="float">
            <text:p>0.016666666666667</text:p>
          </table:table-cell>
        </table:table-row>
        <table:table-row table:style-name="ro1">
          <table:table-cell table:number-columns-repeated="11"/>
          <table:table-cell office:value-type="float" office:value="86.943" calcext:value-type="float">
            <text:p>86.943</text:p>
          </table:table-cell>
          <table:table-cell office:value-type="float" office:value="55" calcext:value-type="float">
            <text:p>55</text:p>
          </table:table-cell>
          <table:table-cell table:formula="of:=1/[.M31]" office:value-type="float" office:value="0.0181818181818182" calcext:value-type="float">
            <text:p>0.018181818181818</text:p>
          </table:table-cell>
        </table:table-row>
        <table:table-row table:style-name="ro1">
          <table:table-cell table:number-columns-repeated="11"/>
          <table:table-cell office:value-type="float" office:value="95.291" calcext:value-type="float">
            <text:p>95.291</text:p>
          </table:table-cell>
          <table:table-cell office:value-type="float" office:value="50" calcext:value-type="float">
            <text:p>50</text:p>
          </table:table-cell>
          <table:table-cell table:formula="of:=1/[.M32]" office:value-type="float" office:value="0.02" calcext:value-type="float">
            <text:p>0.02</text:p>
          </table:table-cell>
        </table:table-row>
        <table:table-row table:style-name="ro1">
          <table:table-cell table:number-columns-repeated="11"/>
          <table:table-cell office:value-type="float" office:value="105.341" calcext:value-type="float">
            <text:p>105.341</text:p>
          </table:table-cell>
          <table:table-cell office:value-type="float" office:value="45" calcext:value-type="float">
            <text:p>45</text:p>
          </table:table-cell>
          <table:table-cell table:formula="of:=1/[.M33]" office:value-type="float" office:value="0.0222222222222222" calcext:value-type="float">
            <text:p>0.022222222222222</text:p>
          </table:table-cell>
        </table:table-row>
        <table:table-row table:style-name="ro1">
          <table:table-cell table:number-columns-repeated="11"/>
          <table:table-cell office:value-type="float" office:value="119.045" calcext:value-type="float">
            <text:p>119.045</text:p>
          </table:table-cell>
          <table:table-cell office:value-type="float" office:value="40" calcext:value-type="float">
            <text:p>40</text:p>
          </table:table-cell>
          <table:table-cell table:formula="of:=1/[.M34]" office:value-type="float" office:value="0.025" calcext:value-type="float">
            <text:p>0.025</text:p>
          </table:table-cell>
        </table:table-row>
        <table:table-row table:style-name="ro1">
          <table:table-cell table:number-columns-repeated="11"/>
          <table:table-cell office:value-type="float" office:value="135.117" calcext:value-type="float">
            <text:p>135.117</text:p>
          </table:table-cell>
          <table:table-cell office:value-type="float" office:value="35" calcext:value-type="float">
            <text:p>35</text:p>
          </table:table-cell>
          <table:table-cell table:formula="of:=1/[.M35]" office:value-type="float" office:value="0.0285714285714286" calcext:value-type="float">
            <text:p>0.028571428571429</text:p>
          </table:table-cell>
        </table:table-row>
        <table:table-row table:style-name="ro1">
          <table:table-cell table:number-columns-repeated="11"/>
          <table:table-cell office:value-type="float" office:value="154.808" calcext:value-type="float">
            <text:p>154.808</text:p>
          </table:table-cell>
          <table:table-cell office:value-type="float" office:value="30" calcext:value-type="float">
            <text:p>30</text:p>
          </table:table-cell>
          <table:table-cell table:formula="of:=1/[.M36]" office:value-type="float" office:value="0.0333333333333333" calcext:value-type="float">
            <text:p>0.033333333333333</text:p>
          </table:table-cell>
        </table:table-row>
        <table:table-row table:style-name="ro1">
          <table:table-cell table:number-columns-repeated="11"/>
          <table:table-cell office:value-type="float" office:value="186.13" calcext:value-type="float">
            <text:p>186.13</text:p>
          </table:table-cell>
          <table:table-cell office:value-type="float" office:value="25" calcext:value-type="float">
            <text:p>25</text:p>
          </table:table-cell>
          <table:table-cell table:formula="of:=1/[.M37]" office:value-type="float" office:value="0.04" calcext:value-type="float">
            <text:p>0.04</text:p>
          </table:table-cell>
        </table:table-row>
        <table:table-row table:style-name="ro1">
          <table:table-cell table:number-columns-repeated="11"/>
          <table:table-cell office:value-type="float" office:value="224.242" calcext:value-type="float">
            <text:p>224.242</text:p>
          </table:table-cell>
          <table:table-cell office:value-type="float" office:value="20" calcext:value-type="float">
            <text:p>20</text:p>
          </table:table-cell>
          <table:table-cell table:formula="of:=1/[.M38]" office:value-type="float" office:value="0.05" calcext:value-type="float">
            <text:p>0.05</text:p>
          </table:table-cell>
        </table:table-row>
        <table:table-row table:style-name="ro1">
          <table:table-cell table:number-columns-repeated="11"/>
          <table:table-cell office:value-type="float" office:value="302.325" calcext:value-type="float">
            <text:p>302.325</text:p>
          </table:table-cell>
          <table:table-cell office:value-type="float" office:value="15" calcext:value-type="float">
            <text:p>15</text:p>
          </table:table-cell>
          <table:table-cell table:formula="of:=1/[.M39]" office:value-type="float" office:value="0.0666666666666667" calcext:value-type="float">
            <text:p>0.066666666666667</text:p>
          </table:table-cell>
        </table:table-row>
        <table:table-row table:style-name="ro1">
          <table:table-cell table:number-columns-repeated="11"/>
          <table:table-cell office:value-type="float" office:value="436.695" calcext:value-type="float">
            <text:p>436.695</text:p>
          </table:table-cell>
          <table:table-cell office:value-type="float" office:value="10" calcext:value-type="float">
            <text:p>10</text:p>
          </table:table-cell>
          <table:table-cell table:formula="of:=1/[.M40]" office:value-type="float" office:value="0.1" calcext:value-type="float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language="en" fo:country="DK" style:font-name-asian="Source Han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3T00:55:46.426724566</dc:date>
    <meta:editing-duration>PT19M11S</meta:editing-duration>
    <meta:editing-cycles>4</meta:editing-cycles>
    <meta:generator>LibreOffice/6.4.7.2$Linux_X86_64 LibreOffice_project/40$Build-2</meta:generator>
    <meta:document-statistic meta:table-count="1" meta:cell-count="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plot-area chart:style-name="ch2" table:cell-range-address="'kongsteds data'.A2:'kongsteds data'.B12" svg:x="0.319cm" svg:y="0.18cm" svg:width="15.337cm" svg:height="8.645cm">
          <chartooo:coordinate-region svg:x="1.126cm" svg:y="0.379cm" svg:width="14.343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kongsteds data'.B2:'kongsteds data'.B12" chart:class="chart:scatter">
            <chart:domain table:cell-range-address="'kongsteds data'.A2:'kongsteds data'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kongsteds data'.A2:'kongsteds data'.A12</svg:desc>
                </draw:g>
              </table:table-cell>
              <table:table-cell office:value-type="float" office:value="78.83">
                <text:p>78.83</text:p>
                <draw:g>
                  <svg:desc>'kongsteds data'.B2:'kongsteds data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6.943">
                <text:p>86.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5.291">
                <text:p>95.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05.341">
                <text:p>105.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9.045">
                <text:p>119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35.117">
                <text:p>135.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54.808">
                <text:p>154.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86.13">
                <text:p>186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24.242">
                <text:p>224.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2.325">
                <text:p>302.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36.695">
                <text:p>436.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kongsteds data'.A2:'kongsteds data'.A12 'kongsteds data'.C2:'kongsteds data'.C12" svg:x="0.32cm" svg:y="0.18cm" svg:width="15.36cm" svg:height="8.64cm">
          <chartooo:coordinate-region svg:x="1.418cm" svg:y="0.379cm" svg:width="14.075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kongsteds data'.C2:'kongsteds data'.C12" chart:class="chart:scatter">
            <chart:domain table:cell-range-address="'kongsteds data'.A2:'kongsteds data'.A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'kongsteds data'.A2:'kongsteds data'.A12</svg:desc>
                </draw:g>
              </table:table-cell>
              <table:table-cell office:value-type="float" office:value="0.012685525815045">
                <text:p>0.012685525815045</text:p>
                <draw:g>
                  <svg:desc>'kongsteds data'.C2:'kongsteds data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.0115017885281161">
                <text:p>0.0115017885281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104941704882938">
                <text:p>0.010494170488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949297994133338">
                <text:p>0.00949297994133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840018480406569">
                <text:p>0.00840018480406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00740099321328922">
                <text:p>0.00740099321328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645961449020722">
                <text:p>0.00645961449020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00537258905066352">
                <text:p>0.00537258905066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445946789629061">
                <text:p>0.0044594678962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330769866865129">
                <text:p>0.00330769866865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22899277527794">
                <text:p>0.0022899277527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23" loext:regression-extrapolate-backward="22" loext:regression-force-intercept="false" loext:regression-intercept-value="0" chart:regression-type="powe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kongsteds data'.L30:'kongsteds data'.M40" svg:x="0.32cm" svg:y="0.18cm" svg:width="15.36cm" svg:height="8.64cm">
          <chartooo:coordinate-region svg:x="0.941cm" svg:y="0.379cm" svg:width="14.4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kongsteds data'.M30:'kongsteds data'.M40" chart:class="chart:scatter">
            <chart:domain table:cell-range-address="'kongsteds data'.L30:'kongsteds data'.L40"/>
            <chart:regression-curve chart:style-name="ch6">
              <chart:equation chart:display-equation="true" chart:display-r-square="true" svg:x="3.053cm" svg:y="0.561cm"/>
            </chart:regression-curve>
            <chart:data-point chart:repeated="8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83">
                <text:p>78.83</text:p>
                <draw:g>
                  <svg:desc>'kongsteds data'.L30:'kongsteds data'.L40</svg:desc>
                </draw:g>
              </table:table-cell>
              <table:table-cell office:value-type="float" office:value="60">
                <text:p>60</text:p>
                <draw:g>
                  <svg:desc>'kongsteds data'.M30:'kongsteds data'.M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943">
                <text:p>86.9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291">
                <text:p>95.2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341">
                <text:p>105.3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045">
                <text:p>119.0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117">
                <text:p>135.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808">
                <text:p>154.8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13">
                <text:p>186.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.242">
                <text:p>224.2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.325">
                <text:p>302.3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.695">
                <text:p>436.69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11" loext:regression-extrapolate-backward="14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plot-area chart:style-name="ch2" table:cell-range-address="'kongsteds data'.L30:'kongsteds data'.L40 'kongsteds data'.N30:'kongsteds data'.N40" svg:x="0.32cm" svg:y="0.18cm" svg:width="15.363cm" svg:height="8.646cm">
          <chartooo:coordinate-region svg:x="1.232cm" svg:y="0.379cm" svg:width="14.171cm" svg:height="7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kongsteds data'.N30:'kongsteds data'.N40" chart:class="chart:scatter">
            <chart:domain table:cell-range-address="'kongsteds data'.L30:'kongsteds data'.L40"/>
            <chart:regression-curve chart:style-name="ch6">
              <chart:equation chart:display-equation="true" chart:display-r-square="true"/>
            </chart:regression-curve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83">
                <text:p>78.83</text:p>
                <draw:g>
                  <svg:desc>'kongsteds data'.L30:'kongsteds data'.L40</svg:desc>
                </draw:g>
              </table:table-cell>
              <table:table-cell office:value-type="float" office:value="0.0166666666666667">
                <text:p>0.0166666666666667</text:p>
                <draw:g>
                  <svg:desc>'kongsteds data'.N30:'kongsteds data'.N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943">
                <text:p>86.943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291">
                <text:p>95.29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341">
                <text:p>105.34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.045">
                <text:p>119.04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117">
                <text:p>135.117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808">
                <text:p>154.80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13">
                <text:p>186.1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4.242">
                <text:p>224.2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.325">
                <text:p>302.32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6.695">
                <text:p>436.695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